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11A00000054A8017E084F6E97D2.png" manifest:media-type="image/png"/>
  <manifest:file-entry manifest:full-path="Pictures/10000001000000CB0000016A28E8A88F2C6458D6.png" manifest:media-type="image/png"/>
  <manifest:file-entry manifest:full-path="Pictures/10000001000000A10000006A974DCEB6D45007E7.png" manifest:media-type="image/png"/>
  <manifest:file-entry manifest:full-path="Pictures/100000010000018D0000004A186B7BA03471CA66.png" manifest:media-type="image/png"/>
  <manifest:file-entry manifest:full-path="Pictures/10000001000000C5000000685B97C24DE24978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c868e"/>
    </style:style>
    <style:style style:name="P5" style:family="paragraph" style:parent-style-name="Text_20_body">
      <style:text-properties officeooo:paragraph-rsid="005c868e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5c868e"/>
    </style:style>
    <style:style style:name="P7" style:family="paragraph" style:parent-style-name="Standard">
      <style:text-properties officeooo:rsid="024a9242" officeooo:paragraph-rsid="005c868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25aa38b" officeooo:paragraph-rsid="00555929"/>
    </style:style>
    <style:style style:name="P13" style:family="paragraph" style:parent-style-name="Text_20_body">
      <style:text-properties officeooo:rsid="002cc8d7" officeooo:paragraph-rsid="00504d19"/>
    </style:style>
    <style:style style:name="P14" style:family="paragraph" style:parent-style-name="Text_20_body">
      <style:text-properties officeooo:rsid="00504d19" officeooo:paragraph-rsid="00504d19"/>
    </style:style>
    <style:style style:name="P15" style:family="paragraph" style:parent-style-name="Text_20_body">
      <style:text-properties officeooo:rsid="00555929" officeooo:paragraph-rsid="00555929"/>
    </style:style>
    <style:style style:name="P16" style:family="paragraph" style:parent-style-name="Text_20_body">
      <style:text-properties officeooo:rsid="00555929" officeooo:paragraph-rsid="00561cce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c868e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4e93f6" officeooo:paragraph-rsid="005c868e"/>
    </style:style>
    <style:style style:name="P25" style:family="paragraph" style:parent-style-name="Text_20_body">
      <style:text-properties officeooo:rsid="005d124e" officeooo:paragraph-rsid="005d124e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775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f87f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69ae6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5ea961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4e93f6"/>
    </style:style>
    <style:style style:name="T17" style:family="text">
      <style:text-properties officeooo:rsid="0341531c"/>
    </style:style>
    <style:style style:name="T18" style:family="text">
      <style:text-properties officeooo:rsid="0343df78"/>
    </style:style>
    <style:style style:name="T19" style:family="text">
      <style:text-properties officeooo:rsid="00555929"/>
    </style:style>
    <style:style style:name="T20" style:family="text">
      <style:text-properties officeooo:rsid="00569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Drivers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1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347_3269378711" text:style-name="Index_20_Link" text:visited-style-name="Index_20_Link">Lasso Select<text:tab/>2</text:a></text:p>
          <text:p text:style-name="P19"><text:a xlink:type="simple" xlink:href="#__RefHeading___Toc7485_4102598509" text:style-name="Index_20_Link" text:visited-style-name="Index_20_Link">Columns on Selected Keys<text:tab/>2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3</text:a></text:p>
          <text:p text:style-name="P19"><text:a xlink:type="simple" xlink:href="#__RefHeading___Toc3703_3288610003" text:style-name="Index_20_Link" text:visited-style-name="Index_20_Link">Less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2558095842528">
          <table:table-cell table:style-name="Tabelle22.A1" office:value-type="string">
            <text:h text:style-name="P26" text:outline-level="1"><text:bookmark-start text:name="__RefHeading___Toc3654_4126228218"/><text:span text:style-name="T11">D</text:span><text:span text:style-name="T14">rivers</text:span><text:span text:style-name="T20"> Editor - </text:span><text:span text:style-name="T12">S</text:span><text:span text:style-name="T13">elect</text:span><text:span text:style-name="T15"> Menu</text:span><text:bookmark-end text:name="__RefHeading___Toc3654_4126228218"/></text:h>
          </table:table-cell>
        </table:table-row>
      </table:table>
      <text:p text:style-name="P3"/>
      <text:p text:style-name="P5"><draw:frame draw:style-name="fr1" draw:name="Bild102" text:anchor-type="paragraph" svg:y="0.007cm" svg:width="3.44cm" svg:height="6.13cm" draw:z-index="0"><draw:image xlink:href="Pictures/10000001000000CB0000016A28E8A88F2C6458D6.png" xlink:type="simple" xlink:show="embed" xlink:actuate="onLoad" draw:mime-type="image/png"/></draw:frame>The <text:span text:style-name="T16">Select menu contains various tools to select elements.</text:span></text:p>
      <text:p text:style-name="P24">The content is the same in all modes. With one exception. Grease Pencil mode is missing the More / Less menu items.</text:p>
      <text:h text:style-name="P27" text:outline-level="2"><text:bookmark-start text:name="__RefHeading___Toc7479_4102598509"/>All <text:bookmark-end text:name="__RefHeading___Toc7479_4102598509"/></text:h>
      <text:p text:style-name="P9">Select everything.</text:p>
      <text:h text:style-name="P27" text:outline-level="2"><text:bookmark-start text:name="__RefHeading___Toc1077_2074365274"/>None<text:bookmark-end text:name="__RefHeading___Toc1077_2074365274"/></text:h>
      <text:p text:style-name="P9">Select nothing.</text:p>
      <text:h text:style-name="P27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8"/>
      <text:h text:style-name="P27" text:outline-level="2"><text:bookmark-start text:name="__RefHeading___Toc7481_4102598509"/><text:soft-page-break/>Bo<text:span text:style-name="T17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7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2"><text:span text:style-name="T19">W</text:span>hat's inside the horizontal range of the rectangle gets selected<text:span text:style-name="T19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5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9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5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draw:frame draw:style-name="fr2" draw:name="Bild3" text:anchor-type="paragraph" svg:x="12.102cm" svg:y="0.542cm" svg:width="6.72cm" svg:height="1.251cm" draw:z-index="6"><draw:image xlink:href="Pictures/100000010000018D0000004A186B7BA03471CA66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25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4">Select the keyframes in the columns of the currently selected keyframe.</text:p>
      <text:h text:style-name="Heading_20_2" text:outline-level="2"><text:bookmark-start text:name="__RefHeading___Toc7487_4102598509"/><text:soft-page-break/>Columns on Current Frame<text:bookmark-end text:name="__RefHeading___Toc7487_4102598509"/></text:h>
      <text:p text:style-name="P14">Select the keyframes in the columns of the current frame.</text:p>
      <text:h text:style-name="P28" text:outline-level="2"><text:bookmark-start text:name="__RefHeading___Toc7493_4102598509"/>Linked<text:bookmark-end text:name="__RefHeading___Toc7493_4102598509"/></text:h>
      <text:p text:style-name="P13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4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4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6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3">G<text:span text:style-name="T18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3">S<text:span text:style-name="T18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a961" style:font-size-asian="10pt" style:font-size-complex="10pt"/>
    </style:style>
    <style:style style:name="MT3" style:family="text">
      <style:text-properties fo:font-size="10pt" officeooo:rsid="005c7756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af87f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569ae6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9</text:span><text:span text:style-name="MT4">.</text:span><text:span text:style-name="MT5">1.</text:span><text:span text:style-name="MT6">4</text:span><text:span text:style-name="MT1"> Editors - </text:span><text:span text:style-name="MT7">D</text:span><text:span text:style-name="MT8">rivers</text:span><text:span text:style-name="MT7"> Editor</text:span><text:span text:style-name="MT4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8M47S</meta:editing-duration>
    <meta:editing-cycles>54</meta:editing-cycles>
    <meta:generator>LibreOffice/7.2.7.2$Windows_X86_64 LibreOffice_project/8d71d29d553c0f7dcbfa38fbfda25ee34cce99a2</meta:generator>
    <dc:date>2022-12-16T10:41:04.307000000</dc:date>
    <meta:document-statistic meta:table-count="2" meta:image-count="7" meta:object-count="0" meta:page-count="3" meta:paragraph-count="78" meta:word-count="482" meta:character-count="2782" meta:non-whitespace-character-count="2371"/>
    <meta:template xlink:type="simple" xlink:actuate="onRequest" xlink:title="standard1cm" xlink:href="../../../AppData/Roaming/LibreOffice/4/user/template/standard1cm.ott" meta:date="2016-03-29T10:37:00.996000000"/>
  </office:meta>
</office:document-meta>
</file>